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5-02-04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4-10-03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4-02-07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3-09-12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2-10-0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2-01-1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1-09-08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1-01-0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0-08-2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20-01-0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9-08-2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9-02-1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8-08-3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8-01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7-09-0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7-01-3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6-09-1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6-01-07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5-08-2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5-03-0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4-09-16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4-01-1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3-08-1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3-0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2-09-21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1-12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1-09-20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1-01-3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10-01-1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9-02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8-09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8-01-25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7-11-0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7-01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6-09-0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6-02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5-09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5-06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5-01-1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4-11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4-09-16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4-04-2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4-01-2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3-11-1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3-09-2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3-04-2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3-01-0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2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2-09-1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2-06-1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2-04-1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2-01-3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1-04-2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1-01-3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0-12-0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0-10-04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0-05-2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2000-02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7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6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2-01-16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9-02-01 0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1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8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7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5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8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00952013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6" meta:object-count="0"/>
    <meta:user-defined meta:name="AppVersion">3.0</meta:user-defined>
  </office:meta>
</office:document-meta>
</file>